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HelveticaNeue, Roboto, Arial, sans-serif"/>
    <style:font-face style:name="Courier New" svg:font-family="'Courier New', Courier, monospace"/>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8cm" style:rel-column-width="2721*"/>
    </style:style>
    <style:style style:name="Tableau1.B" style:family="table-column">
      <style:table-column-properties style:column-width="6.994cm" style:rel-column-width="3965*"/>
    </style:style>
    <style:style style:name="Tableau1.C" style:family="table-column">
      <style:table-column-properties style:column-width="5.207cm" style:rel-column-width="2952*"/>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1.455cm" style:rel-column-width="825*"/>
    </style:style>
    <style:style style:name="Tableau2.B" style:family="table-column">
      <style:table-column-properties style:column-width="11.434cm" style:rel-column-width="6482*"/>
    </style:style>
    <style:style style:name="Tableau2.C" style:family="table-column">
      <style:table-column-properties style:column-width="4.124cm" style:rel-column-width="2338*"/>
    </style:style>
    <style:style style:name="Tableau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cccccc"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418cm" style:rel-column-width="1371*"/>
    </style:style>
    <style:style style:name="Tableau3.B" style:family="table-column">
      <style:table-column-properties style:column-width="8.915cm" style:rel-column-width="5054*"/>
    </style:style>
    <style:style style:name="Tableau3.C" style:family="table-column">
      <style:table-column-properties style:column-width="5.667cm" style:rel-column-width="3213*"/>
    </style:style>
    <style:style style:name="Tableau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cccccc"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2.019cm" table:align="left"/>
    </style:style>
    <style:style style:name="Tableau4.A" style:family="table-column">
      <style:table-column-properties style:column-width="2.986cm"/>
    </style:style>
    <style:style style:name="Tableau4.B" style:family="table-column">
      <style:table-column-properties style:column-width="1.512cm"/>
    </style:style>
    <style:style style:name="Tableau4.C" style:family="table-column">
      <style:table-column-properties style:column-width="2.91cm"/>
    </style:style>
    <style:style style:name="Tableau4.D" style:family="table-column">
      <style:table-column-properties style:column-width="4.611cm"/>
    </style:style>
    <style:style style:name="Tableau4.A1" style:family="table-cell">
      <style:table-cell-properties style:vertical-align="middle" fo:background-color="#cccccc" fo:padding="0.049cm" fo:border="none">
        <style:background-image/>
      </style:table-cell-properties>
    </style:style>
    <style:style style:name="Tableau4.A2" style:family="table-cell">
      <style:table-cell-properties style:vertical-align="middle" fo:padding="0.049cm" fo:border="none"/>
    </style:style>
    <style:style style:name="P1" style:family="paragraph" style:parent-style-name="Heading">
      <style:paragraph-properties fo:text-align="center" style:justify-single-word="false"/>
      <style:text-properties fo:font-size="26pt" fo:language="fr" fo:country="FR" style:font-size-asian="26pt" style:font-size-complex="26pt"/>
    </style:style>
    <style:style style:name="P2" style:family="paragraph" style:parent-style-name="Heading">
      <style:paragraph-properties fo:text-align="center" style:justify-single-word="false"/>
      <style:text-properties style:font-name="Segoe UI" fo:font-size="26pt" fo:language="fr" fo:country="FR" style:font-size-asian="26pt" style:font-size-complex="26pt"/>
    </style:style>
    <style:style style:name="P3" style:family="paragraph" style:parent-style-name="Heading_20_2">
      <style:text-properties fo:language="fr" fo:country="FR"/>
    </style:style>
    <style:style style:name="P4" style:family="paragraph" style:parent-style-name="Heading_20_3">
      <style:text-properties fo:language="fr" fo:country="FR"/>
    </style:style>
    <style:style style:name="P5" style:family="paragraph" style:parent-style-name="Table_20_Contents">
      <style:text-properties fo:font-size="11pt" fo:language="fr" fo:country="FR" style:font-size-asian="11pt" style:font-size-complex="11pt"/>
    </style:style>
    <style:style style:name="P6" style:family="paragraph" style:parent-style-name="Table_20_Contents">
      <style:text-properties style:font-name="Segoe UI" fo:font-size="11pt" fo:language="fr" fo:country="FR" style:font-size-asian="11pt" style:font-size-complex="11pt"/>
    </style:style>
    <style:style style:name="P7" style:family="paragraph" style:parent-style-name="Table_20_Contents">
      <style:paragraph-properties fo:text-align="center" style:justify-single-word="false"/>
      <style:text-properties fo:font-size="15pt" fo:language="fr" fo:country="FR" style:font-size-asian="15pt" style:font-size-complex="15pt"/>
    </style:style>
    <style:style style:name="P8" style:family="paragraph" style:parent-style-name="Table_20_Contents">
      <style:paragraph-properties fo:text-align="justify" style:justify-single-word="false"/>
      <style:text-properties fo:font-size="15pt" fo:language="fr" fo:country="FR"/>
    </style:style>
    <style:style style:name="P9" style:family="paragraph" style:parent-style-name="Table_20_Contents">
      <style:text-properties fo:font-size="10pt" fo:language="fr" fo:country="FR" style:font-size-asian="10pt" style:font-size-complex="10pt"/>
    </style:style>
    <style:style style:name="P10" style:family="paragraph" style:parent-style-name="Table_20_Contents">
      <style:paragraph-properties fo:text-align="center" style:justify-single-word="false"/>
      <style:text-properties fo:language="fr" fo:country="FR"/>
    </style:style>
    <style:style style:name="P11" style:family="paragraph" style:parent-style-name="Text_20_body">
      <style:text-properties style:font-name="Times New Roman" fo:language="fr" fo:country="FR" fo:font-style="normal" fo:font-weight="normal" style:font-name-asian="SimSun" style:font-style-asian="normal" style:font-weight-asian="normal" style:font-name-complex="Arial1" style:font-style-complex="normal" style:font-weight-complex="normal"/>
    </style:style>
    <style:style style:name="P12" style:family="paragraph" style:parent-style-name="Text_20_body">
      <style:text-properties fo:language="fr" fo:country="FR"/>
    </style:style>
    <style:style style:name="P13" style:family="paragraph" style:parent-style-name="Text_20_body">
      <style:text-properties fo:language="fr" fo:country="FR" fo:font-weight="normal" style:font-weight-asian="normal" style:font-weight-complex="normal"/>
    </style:style>
    <style:style style:name="P14" style:family="paragraph" style:parent-style-name="Text_20_body">
      <style:paragraph-properties fo:text-align="justify" style:justify-single-word="false"/>
      <style:text-properties fo:language="fr" fo:country="FR"/>
    </style:style>
    <style:style style:name="P15"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6" style:family="paragraph" style:parent-style-name="Text_20_body">
      <style:text-properties fo:font-size="12pt" fo:language="fr" fo:country="FR" style:font-size-asian="12pt" style:font-size-complex="12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Footer">
      <style:paragraph-properties fo:text-align="end" style:justify-single-word="false"/>
      <style:text-properties fo:language="fr" fo:country="FR"/>
    </style:style>
    <style:style style:name="P20" style:family="paragraph" style:parent-style-name="Header">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8" style:family="text">
      <style:text-properties style:font-name="Times New Roman" fo:font-style="normal" fo:font-weight="normal" style:font-name-asian="SimSun" style:font-style-asian="normal" style:font-weight-asian="normal" style:font-name-complex="Arial1" style:font-style-complex="normal" style:font-weight-complex="normal"/>
    </style:style>
    <style:style style:name="T9" style:family="text">
      <style:text-properties style:font-name="Times New Roman" fo:font-style="normal" fo:font-weight="bold" style:font-name-asian="SimSun" style:font-style-asian="normal" style:font-weight-asian="bold" style:font-name-complex="Arial1" style:font-style-complex="normal" style:font-weight-complex="bold"/>
    </style:style>
    <style:style style:name="T10" style:family="text">
      <style:text-properties style:font-name="Times New Roman" fo:font-size="15pt" fo:font-style="normal" fo:font-weight="normal" style:font-name-asian="SimSun" style:font-size-asian="15pt" style:font-style-asian="normal" style:font-weight-asian="normal" style:font-name-complex="Arial1" style:font-size-complex="15pt" style:font-style-complex="normal" style:font-weight-complex="normal"/>
    </style:style>
    <style:style style:name="T11" style:family="text">
      <style:text-properties style:font-name-asian="SimSun" style:font-name-complex="Arial1"/>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48pt" fo:font-weight="bold" style:font-size-asian="48pt" style:font-weight-asian="bold" style:font-size-complex="48pt" style:font-weight-complex="bold"/>
    </style:style>
    <style:style style:name="T14" style:family="text">
      <style:text-properties fo:font-size="15pt" style:font-size-asian="15pt" style:font-size-complex="15pt"/>
    </style:style>
    <style:style style:name="T15" style:family="text">
      <style:text-properties style:text-position="sub 58%"/>
    </style:style>
    <style:style style:name="T16" style:family="text">
      <style:text-properties style:text-position="0% 100%" style:font-style-asian="normal" style:font-weight-asian="normal" style:font-style-complex="normal" style:font-weight-complex="normal"/>
    </style:style>
    <style:style style:name="T17" style:family="text">
      <style:text-properties style:text-position="0% 100%" style:font-name="Times New Roman" style:font-style-asian="normal" style:font-weight-asian="normal" style:font-style-complex="normal" style:font-weight-complex="normal"/>
    </style:style>
    <style:style style:name="T18" style:family="text">
      <style:text-properties style:text-position="0% 100%" fo:font-weight="bold" style:font-style-asian="normal" style:font-weight-asian="bold" style:font-style-complex="normal" style:font-weight-complex="bold"/>
    </style:style>
    <style:style style:name="T19" style:family="text">
      <style:text-properties style:text-position="0% 100%" fo:font-weight="normal" style:font-style-asian="normal" style:font-weight-asian="normal" style:font-style-complex="normal" style:font-weight-complex="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C1-programmation C</text:span></text:p>
      <text:p text:style-name="P1"><text:span text:style-name="T12"/></text:p>
      <text:p text:style-name="P1"><text:span text:style-name="T12"/></text:p>
      <text:p text:style-name="P1"><text:span text:style-name="T12"/></text:p>
      <text:p text:style-name="P2"><text:span text:style-name="T13">Qu'est-ce que le langage de programmation “C” ?</text:span></text:p>
      <text:h text:style-name="P3" text:outline-level="2"/>
      <text:h text:style-name="P3" text:outline-level="2"/>
      <text:h text:style-name="P3" text:outline-level="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7">1 - introduction<text:tab/>3</text:p>
          <text:p text:style-name="P17">2 - Avantages et Inconvénients<text:tab/>4</text:p>
          <text:p text:style-name="P17">3 – processus d'écriture d'un programme<text:tab/>5</text:p>
          <text:p text:style-name="P18">3.1 mise en place des fichiers<text:tab/>5</text:p>
          <text:p text:style-name="P18">3.2 compilation<text:tab/>5</text:p>
          <text:p text:style-name="P18">3.3 exécution<text:tab/>5</text:p>
          <text:p text:style-name="P17">4 - détails techniques<text:tab/>6</text:p>
          <text:p text:style-name="P18">4.1 - l'information simple<text:tab/>6</text:p>
          <text:p text:style-name="P18">4.2 - l’agrégation d'information<text:tab/>7</text:p>
          <text:p text:style-name="P17">5 - partage du C<text:tab/>8</text:p>
          <text:p text:style-name="P17">annexe<text:tab/>9</text:p>
          <text:p text:style-name="P18">l'hexadécimal<text:tab/>9</text:p>
          <text:p text:style-name="P18">les sous-types du type entier<text:tab/>9</text:p>
          <text:p text:style-name="P18">Float et double<text:tab/>9</text:p>
        </text:index-body>
      </text:table-of-content>
      <text:h text:style-name="P3" text:outline-level="2"/>
      <text:h text:style-name="P3" text:outline-level="2"/>
      <text:h text:style-name="P3" text:outline-level="2"/>
      <text:p text:style-name="P12"/>
      <text:p text:style-name="P12"/>
      <text:h text:style-name="P3" text:outline-level="2"><text:soft-page-break/>1 - introduction</text:h>
      <text:p text:style-name="P12"/>
      <text:p text:style-name="P12"><text:tab/>Le C est un langage de programmation, donc c'est une langue constituée d'un vocabulaire désignant les différentes <text:span text:style-name="T1">instructions</text:span><text:span text:style-name="T2"> à donner à un ordinateur. Le C est un langage dit </text:span><text:span text:style-name="T1">impératif</text:span><text:span text:style-name="T2"> car il est constitué de commandes que l'on peut enchaîner les unes à la suites des autres, contrairement à un langage dit </text:span><text:span text:style-name="T1">fonctionnel</text:span><text:span text:style-name="T2"> dont je ne détaillerai pas le fonctionnement ici.</text:span></text:p>
      <text:p text:style-name="P12"><text:span text:style-name="T2"><text:tab/>Le C est un langage </text:span><text:span text:style-name="T1">interprété</text:span><text:span text:style-name="T2">. C'est-à-dire qu'il faut un </text:span><text:span text:style-name="T1">compilateur</text:span><text:span text:style-name="T2">, un programme qui va transformer les mots en instructions binaires lisibles par le processeur. Cependant, le C a une place particulière parmi les langages interprétés puisque c'est celui qui est “le plus proche de la machine” et donc le plus rapide. Je m'explique : un langage doit être “traduit” pour que l'ordinateur le comprenne. Hors, moins le langage est éloigné de la “langue d'origine de l'ordinateur, plus ce dernier va avoir de facilités pour le comprendre et l'exécuter. Il s'avère que le C est un langage très proche de celui de l'ordinateur ce qui en fait un des langages les plus rapides.</text:span></text:p>
      <text:p text:style-name="P13"><text:line-break/>Voici un tableau de différents langages de programmations :</text:p>
      <table:table table:name="Tableau1" table:style-name="Tableau1">
        <table:table-column table:style-name="Tableau1.A"/>
        <table:table-column table:style-name="Tableau1.B"/>
        <table:table-column table:style-name="Tableau1.C"/>
        <table:table-row>
          <table:table-cell table:style-name="Tableau1.A1" office:value-type="string">
            <text:p text:style-name="P7">langage</text:p>
          </table:table-cell>
          <table:table-cell table:style-name="Tableau1.A1" office:value-type="string">
            <text:p text:style-name="P7">difficulté d'apprentissage</text:p>
          </table:table-cell>
          <table:table-cell table:style-name="Tableau1.C1" office:value-type="string">
            <text:p text:style-name="P7">vitesse d'exécution</text:p>
          </table:table-cell>
        </table:table-row>
        <table:table-row>
          <table:table-cell table:style-name="Tableau1.A2" office:value-type="string">
            <text:p text:style-name="P7">assembleur</text:p>
          </table:table-cell>
          <table:table-cell table:style-name="Tableau1.A2" office:value-type="string">
            <text:p text:style-name="P10"><text:span text:style-name="T14">★ ★ ★ ★ ★ </text:span></text:p>
          </table:table-cell>
          <table:table-cell table:style-name="Tableau1.C2" office:value-type="string">
            <text:p text:style-name="P7">★ ★ ★ ★ ★ </text:p>
          </table:table-cell>
        </table:table-row>
        <table:table-row>
          <table:table-cell table:style-name="Tableau1.A2" office:value-type="string">
            <text:p text:style-name="P7">C</text:p>
          </table:table-cell>
          <table:table-cell table:style-name="Tableau1.A2" office:value-type="string">
            <text:p text:style-name="P7">★ ★ ★ ★</text:p>
          </table:table-cell>
          <table:table-cell table:style-name="Tableau1.C2" office:value-type="string">
            <text:p text:style-name="P7">★ ★ ★ ★</text:p>
          </table:table-cell>
        </table:table-row>
        <table:table-row>
          <table:table-cell table:style-name="Tableau1.A2" office:value-type="string">
            <text:p text:style-name="P7">C++</text:p>
          </table:table-cell>
          <table:table-cell table:style-name="Tableau1.A2" office:value-type="string">
            <text:p text:style-name="P7">★ ★ ★</text:p>
          </table:table-cell>
          <table:table-cell table:style-name="Tableau1.C2" office:value-type="string">
            <text:p text:style-name="P7">★ ★ ★ ★</text:p>
          </table:table-cell>
        </table:table-row>
        <table:table-row>
          <table:table-cell table:style-name="Tableau1.A2" office:value-type="string">
            <text:p text:style-name="P7">Java</text:p>
          </table:table-cell>
          <table:table-cell table:style-name="Tableau1.A2" office:value-type="string">
            <text:p text:style-name="P7">★ ★</text:p>
          </table:table-cell>
          <table:table-cell table:style-name="Tableau1.C2" office:value-type="string">
            <text:p text:style-name="P7">★ ★ ★</text:p>
          </table:table-cell>
        </table:table-row>
        <table:table-row>
          <table:table-cell table:style-name="Tableau1.A2" office:value-type="string">
            <text:p text:style-name="P7">Python</text:p>
          </table:table-cell>
          <table:table-cell table:style-name="Tableau1.A2" office:value-type="string">
            <text:p text:style-name="P7">★</text:p>
          </table:table-cell>
          <table:table-cell table:style-name="Tableau1.C2" office:value-type="string">
            <text:p text:style-name="P7">★ ★</text:p>
          </table:table-cell>
        </table:table-row>
      </table:table>
      <text:p text:style-name="P12"/>
      <text:p text:style-name="P12"/>
      <text:p text:style-name="P12"/>
      <text:p text:style-name="P12"/>
      <text:p text:style-name="P12"/>
      <text:p text:style-name="P12"/>
      <text:p text:style-name="P12"/>
      <text:p text:style-name="P12"/>
      <text:h text:style-name="P3" text:outline-level="2"><text:soft-page-break/>2 - Avantages et Inconvénients</text:h>
      <text:p text:style-name="P12"/>
      <text:p text:style-name="P14"><text:span text:style-name="T2"><text:tab/>Le C est un langage très rapide comparé aux autres langages usuels. C'est en partie parce qu'il est possible de gérer la mémoire utilisée par notre programme de manière très précise grâce aux éléments inclus de base.</text:span></text:p>
      <text:p text:style-name="P14"><text:span text:style-name="T2"><text:tab/>Plus précisément, quand je parle de “mémoire”, je fais référence à la </text:span><text:span text:style-name="T1">RAM</text:span><text:span text:style-name="T2"> (Random Access Memory) représentée par une structure dite de </text:span><text:span text:style-name="T1">pile</text:span><text:span text:style-name="T2"> qu'il faut voir comme une </text:span><text:span text:style-name="T3">pile</text:span><text:span text:style-name="T5"> de feuilles : pour voir ce qui est écrit sur une feuille en dessous du paquet il faut retirer celles du dessus. Ainsi, le C nous permet de verrouiller certaines zones de la mémoire afin qu'elles soient réservées pour notre programme. Pour chaque type de données il y a une place prévue dans la mémoire et à chaque élément on associe une </text:span><text:span text:style-name="T6">adresse mémoire</text:span><text:span text:style-name="T5"> afin de pouvoir le retrouver.</text:span></text:p>
      <text:p text:style-name="P14"><text:span text:style-name="T5"><text:tab/>Cette adresse est plus couramment appelée </text:span><text:span text:style-name="T6">pointeur</text:span><text:span text:style-name="T5"> et elle est représentée par un nombre en hexadécimal*. C'est ici que se trouve la puissance de calcul du C : au lieu de travailler avec les données on travaille avec les adresses qui sont souvent bien plus légères que les données qu'elles représentent. Typiquement, au lieu de déplacer un tableau de quelques ko d'informations il suffit de travailler avec sa référence qui ne fait que quelques octets.</text:span></text:p>
      <text:p text:style-name="P12"><text:span text:style-name="T5"><text:tab/>Toutefois, la liberté offerte sur la gestion de la mémoire est à double tranchant. Une mauvaise gestion de la mémoire peut provoquer des </text:span><text:span text:style-name="T6">fuites de mémoire</text:span><text:span text:style-name="T5"> (memory leaks) où le programme va demander de la mémoire sans jamais la rendre ce qui va saturer la pile système et provoquer une erreur grave : la fameuse erreur </text:span><text:span text:style-name="T3">Stack overflow </text:span><text:span text:style-name="T5">(= débordement de la pile). Ce genre d'erreur arrive lorsque le programmeur a oublié en fin de programme de libérer la mémoire qu'il a demandée au début.</text:span></text:p>
      <text:p text:style-name="P12"><text:span text:style-name="T5"><text:tab/>Pour finir, on notera que contrairement aux autres langages, il faut beaucoup de patience pour commencer à faire fonctionner son premier programme en C à cause de l'environnement de développement élaboré qu'il faut installer avant de vouloir écrire la moindre ligne de code.</text:span></text:p>
      <text:p text:style-name="P15"><text:span text:style-name="T5"/></text:p>
      <text:p text:style-name="P15"><text:span text:style-name="T5"/></text:p>
      <text:p text:style-name="P15"><text:span text:style-name="T5"/></text:p>
      <text:p text:style-name="P15"><text:span text:style-name="T5"/></text:p>
      <text:h text:style-name="P3" text:outline-level="2"><text:soft-page-break/>3 – processus d'écriture d'un programme</text:h>
      <text:p text:style-name="P12"><text:span text:style-name="T5"/></text:p>
      <text:h text:style-name="P4" text:outline-level="3"><text:span text:style-name="T5">3.1 mise en place des fichiers</text:span></text:h>
      <text:p text:style-name="P12"><text:span text:style-name="T5"><text:tab/>D'abord on écrit le code avec un éditeur de texte dans un fichier dont l'extension est </text:span><text:span text:style-name="T6">.c</text:span><text:span text:style-name="T5"> appelé fichier </text:span><text:span text:style-name="T6">source</text:span><text:span text:style-name="T5">. </text:span></text:p>
      <text:p text:style-name="P12"><text:span text:style-name="T5"><text:tab/>Ce bout de code peut faire référence à d'autres fichiers. Dans ce cas, on parlera de </text:span><text:span text:style-name="T6">bibliothèques</text:span><text:span text:style-name="T5"> (aussi appelées </text:span><text:span text:style-name="T6">librairies</text:span><text:span text:style-name="T5">) </text:span><text:span text:style-name="T6">statiques</text:span><text:span text:style-name="T5"> ou </text:span><text:span text:style-name="T6">dynamiques</text:span><text:span text:style-name="T5">. Une librairie statique est propre à un programme alors qu'une librairie dynamique est utilisée par plusieurs programmes en même temps. </text:span></text:p>
      <text:p text:style-name="P12"><text:span text:style-name="T5">Les références se feront notamment grâce à des </text:span><text:span text:style-name="T6">fichiers d'entête</text:span><text:span text:style-name="T5"> dont l'extension est </text:span><text:span text:style-name="T6">.h</text:span><text:span text:style-name="T5"> .</text:span></text:p>
      <text:p text:style-name="P12"><text:span text:style-name="T5"/></text:p>
      <text:h text:style-name="P4" text:outline-level="3"><text:span text:style-name="T5">3.2 compilation</text:span></text:h>
      <text:p text:style-name="P12"><text:span text:style-name="T5"><text:tab/>Ensuite, ce code va être compilé. Lors de cette étape, les fichiers sources, les fichiers d'entêtes et les librairies (statiques seulement) vont être assemblées en un seul </text:span><text:span text:style-name="T6">fichier objet</text:span><text:span text:style-name="T5"> d'extension </text:span><text:span text:style-name="T6">.o</text:span><text:span text:style-name="T5"> . </text:span></text:p>
      <text:p text:style-name="P12"><text:span text:style-name="T5"><text:tab/>Cette étape d'assemblage fait appel au </text:span><text:span text:style-name="T6">préprocesseur</text:span><text:span text:style-name="T5">, qui est souvent intégré au compilateur et qui va aller joindre les références des fichiers d'entêtes aux morceaux de code associé. </text:span></text:p>
      <text:p text:style-name="P12"><text:span text:style-name="T5"><text:tab/>Il existe plusieurs utilitaires permettant de faire cette étape de construction du programme. On peut citer par exemple </text:span><text:span text:style-name="T6">Cmake</text:span><text:span text:style-name="T5"> qui permet d'éviter de dépendre d'un IDE (Integrated Developpement Environment) comme Visual Studio Code ou CodeBlocks.</text:span></text:p>
      <text:p text:style-name="P12"><text:span text:style-name="T5"/></text:p>
      <text:h text:style-name="P4" text:outline-level="3"><text:span text:style-name="T5">3.3 exécution</text:span></text:h>
      <text:p text:style-name="P12"><text:span text:style-name="T5"><text:tab/>La dernière étape consiste à former un </text:span><text:span text:style-name="T6">fichier exécutable </text:span><text:span text:style-name="T5">d'extension </text:span><text:span text:style-name="T6">.exe</text:span><text:span text:style-name="T5"> à partir du fichier objet et qui va pouvoir être exécuté. C'est pendant que le programme sera lancé que les bibliothèques dynamiques seront utilisées.</text:span></text:p>
      <text:p text:style-name="P12"><text:span text:style-name="T5"/></text:p>
      <text:p text:style-name="P15">J'espère que vous voyez ainsi qu'un programme en C ne s'écrit pas aussi facilement que moi j'écris ce texte en ce moment.</text:p>
      <text:h text:style-name="P3" text:outline-level="2"><text:soft-page-break/>4 - détails techniques</text:h>
      <text:p text:style-name="P12"/>
      <text:p text:style-name="P15"><text:tab/>Pour comprendre plus en profondeur comment fonctionne le C, voyons ensemble certains de ses aspects pratiques. En C (et en programmation d'une manière générale), une donnée est stockée en fonction de son type. Cela fait référence à la nature de l'information : une lettre ne se stocke pas de la même manière qu'un nombre par exemple. Sans compter qu'il est possible d’agréger plusieurs pièces d'information différentes en fonction de leurs natures respectives.</text:p>
      <text:p text:style-name="P15"/>
      <text:h text:style-name="P4" text:outline-level="3">4.1 - l'information simple</text:h>
      <text:p text:style-name="P12"><text:span text:style-name="T5"><text:tab/>Il est possible d'enregistrer des nombres comme 0, 12, 1.6, 9.81... mais il n'est pas possible d'enregistrer des nombres comme </text:span><text:span text:style-name="T3">pi</text:span><text:span text:style-name="T5"> ou </text:span><text:span text:style-name="T7">√</text:span><text:span text:style-name="T8">2. La raison est simple : un nombre irrationnel comme pi ou </text:span><text:span text:style-name="T7">√</text:span><text:span text:style-name="T8">2 a une infinité de décimales alors que notre ordinateur a un espace mémoire fini. On stocke donc une valeur approchée de ce genre de nombres. Il existe trois types attribués à l'enregistrement de valeurs numériques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nom</text:p>
          </table:table-cell>
          <table:table-cell table:style-name="Tableau2.A1" office:value-type="string">
            <text:p text:style-name="P5">qu'est ce qu'il stocke</text:p>
          </table:table-cell>
          <table:table-cell table:style-name="Tableau2.C1" office:value-type="string">
            <text:p text:style-name="P5">place prise en mémoire</text:p>
          </table:table-cell>
        </table:table-row>
        <table:table-row>
          <table:table-cell table:style-name="Tableau2.A2" office:value-type="string">
            <text:p text:style-name="P6">int</text:p>
          </table:table-cell>
          <table:table-cell table:style-name="Tableau2.A2" office:value-type="string">
            <text:p text:style-name="P5">un entier (peut être négatif)*</text:p>
          </table:table-cell>
          <table:table-cell table:style-name="Tableau2.C2" office:value-type="string">
            <text:p text:style-name="P5">4 octets</text:p>
          </table:table-cell>
        </table:table-row>
        <table:table-row>
          <table:table-cell table:style-name="Tableau2.A2" office:value-type="string">
            <text:p text:style-name="P6">float</text:p>
          </table:table-cell>
          <table:table-cell table:style-name="Tableau2.A2" office:value-type="string">
            <text:p text:style-name="P5">un nombre à virgule</text:p>
          </table:table-cell>
          <table:table-cell table:style-name="Tableau2.C2" office:value-type="string">
            <text:p text:style-name="P5">4 octets</text:p>
          </table:table-cell>
        </table:table-row>
        <table:table-row>
          <table:table-cell table:style-name="Tableau2.A2" office:value-type="string">
            <text:p text:style-name="P6">double</text:p>
          </table:table-cell>
          <table:table-cell table:style-name="Tableau2.A2" office:value-type="string">
            <text:p text:style-name="P5">un nombre à virgule avec une plus grande plage de valeurs que float*</text:p>
          </table:table-cell>
          <table:table-cell table:style-name="Tableau2.C2" office:value-type="string">
            <text:p text:style-name="P5">8 octets</text:p>
          </table:table-cell>
        </table:table-row>
      </table:table>
      <text:p text:style-name="P12"><text:span text:style-name="T8"/></text:p>
      <text:p text:style-name="P12"><text:span text:style-name="T8"><text:tab/>Après les chiffres viennent les lettres. Plus généralement, en C on peut stocker des caractères. Un caractère est n'importe quoi qui peut s'écrire dans un éditeur de texte. Par exemple, 'a' est un caractère, 'A' en est un autre, '</text:span><text:span text:style-name="T10">★</text:span><text:span text:style-name="T8">' est aussi un caractère, même le retour à la ligne ou la tabulation respectivement notés '\n' et '\t' sont des caractères. Pour les manipuler on va utiliser le type </text:span><text:span text:style-name="T9">char</text:span><text:span text:style-name="T8"> qui va utiliser exactement 1 octet en mémoire. Une partie de la table de caractères du standard utf8 se trouve en annexe.</text:span></text:p>
      <text:p text:style-name="P12"><text:span text:style-name="T8"><text:tab/>On peut noter que la place prise en mémoire de chaque type peut dépendre du système utilisé. Un système d'exploitation 64bits autorisera la création d'entier sur 8octets alors qu'un système 32bits sera limité à 4octets.</text:span></text:p>
      <text:p text:style-name="P11"/>
      <text:h text:style-name="P4" text:outline-level="3"><text:soft-page-break/>4.2 - l’agrégation d'information</text:h>
      <text:p text:style-name="P12"/>
      <text:p text:style-name="P11"><text:tab/>Il serait extrêmement redondant de se limiter à traiter une information à la fois. C'est pour cela qu'en C il existe des méthodes d’agrégation de l'information. Je veux dire par là qu'au lieu d'avoir 10 variables différentes on en a une seule qui les représente toutes et qui contient en elle le moyen d'accéder aux variables qu'elle regroupe.</text:p>
      <text:p text:style-name="P12"><text:span text:style-name="T8"><text:tab/>Le tableau, dont le type est appelé </text:span><text:span text:style-name="T9">array</text:span><text:span text:style-name="T8">, est une manière d'aligner plusieurs variables les unes après les autres. Cela permet de les parcourir très rapidement. Un array peut contenir n'importe quel type présenté au 3.2 et sa taille en mémoire va donc dépendre du nombre et de la taille de chaque élément qui le compose. Un array en C ne peut être composé que de variables ayant le même type et sa taille est fixée au début du programme.</text:span></text:p>
      <text:p text:style-name="P12"><text:span text:style-name="T8"><text:tab/>Les tableaux de caractères sont un type à part entière : ce sont les </text:span><text:span text:style-name="T9">chaînes de caractères</text:span><text:span text:style-name="T8"> (ou </text:span><text:span text:style-name="T9">string</text:span><text:span text:style-name="T8">). Ce type est très commun à cause de son utilisation extrêmement fréquente et possède ses propres fonctions et particularités.</text:span></text:p>
      <text:p text:style-name="P12"><text:span text:style-name="T8"><text:tab/>Les </text:span><text:span text:style-name="T9">structures</text:span><text:span text:style-name="T8"> sont des types de données qui permettent de former un élément regroupant des types de données différents. Par exemple, on pourrait stocker l'âge (int) et le nom (string) d'une personne dans une seule variable. Plus couramment, on désignera ce genre d'entité par le nom d'</text:span><text:span text:style-name="T9">objet</text:span><text:span text:style-name="T8"> et les éléments qui lui sont associés sont ses </text:span><text:span text:style-name="T9">attributs</text:span><text:span text:style-name="T8"> . C'est ce qui a mené à la </text:span><text:span text:style-name="T9">programmation orientée objet</text:span><text:span text:style-name="T8"> que l'on retrouve en Java par exemple.</text:span></text:p>
      <text:p text:style-name="P12"><text:span text:style-name="T8"><text:tab/>Dans le même genre que la structure, l'</text:span><text:span text:style-name="T9">union</text:span><text:span text:style-name="T8"> est un type spécifique au C. Cependant, là où la structure va stocker plusieurs éléments “côtes à côtes”, la réunion va pourvoir stocker plusieurs types de variables mais elle va stocker une seule valeur à la fois. Cela s'apparente à une variable qui peut changer de type.</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h text:style-name="P3" text:outline-level="2"><text:soft-page-break/><text:span text:style-name="T11">5 - partage du C</text:span></text:h>
      <text:p text:style-name="P12"><text:span text:style-name="T11"/></text:p>
      <text:p text:style-name="P12"><text:span text:style-name="T8"><text:tab/>Lorsque l'on fait de la programmation C, on se limite rarement (voire jamais) à ce que le C propose de base. L'utilisation de bibliothèques externes est quelque chose d'extrêmement courant. Même si chaque problème va demander un programme propre à sa résolution, il existe souvent des opérations à effectuer qui seront utiles dans d'autres programmes. Par exemple, une fonction qui trie un tableau est tellement commune qu'elle a été mise dans la </text:span><text:span text:style-name="T9">bibliothèque standard</text:span><text:span text:style-name="T8"> du C (stdlib). </text:span></text:p>
      <text:p text:style-name="P12"><text:span text:style-name="T8"><text:tab/>Cette bibliothèque est fournie avec n'importe quel environnement de programmation et contient des fonctions essentielles comme les fonctions d'allocation mémoire </text:span><text:span text:style-name="T9">malloc() </text:span><text:span text:style-name="T8">et </text:span><text:span text:style-name="T9">free()</text:span><text:span text:style-name="T8"> (respectivement pour l'attribution et la libération de mémoire) et contient aussi des valeurs constantes (notées en majuscules) qui représentent des valeurs par défaut. Par exemple, EXIT_SUCCESS représente la valeur à renvoyer lorsque le programme se termine correctement et elle vaut 0.</text:span></text:p>
      <text:p text:style-name="P15"><text:tab/>Plus généralement, lorsque l'on souhaite faire des projets nécessitant des opérations particulières avec des éléments souvent externes au C, il suffit de trouver la bibliothèque associée contenant les éléments nécessaires. Si on veut faire une interface afin d'interagir avec un utilisateur, on peut utiliser la bibliothèque <text:span text:style-name="T4">gtk</text:span>. Pour interagir avec une base de données on peut utiliser <text:span text:style-name="T4">sqlite</text:span>.</text:p>
      <text:p text:style-name="P15"><text:tab/>Dans le premier chapitre j'ai présenté un tableau des différences entre langages de programmation que je vous invite à revoir. Comme vous le voyez, Python est facile mais lent alors que le C est difficile mais rapide. L'idéal serait de pouvoir écrire un programme en python et de le lancer en C pour avoir le meilleur de chaque parti. C'est exactement ce que fait la bibliothèque <text:span text:style-name="T1">Cython</text:span> (qui est en fait une bibliothèque python) qui transforme un programme écrit en python en un programme écrit en C et qui permet un gain de performance significatif à l'exécution du code (jusqu'à 100 fois plus rapide !). Certaines bibliothèques python telles que <text:span text:style-name="T4">numpy</text:span> ou <text:span text:style-name="T4">panda</text:span> utilisent cette technique afin de gagner en performance.</text:p>
      <text:p text:style-name="P15"><text:tab/>Ce qui arrive alors souvent c'est que l'on va “cacher” du code en C derrière une interface écrite dans un autre langage Ainsi, on va pouvoir coder facilement et le programme seras moins impacté au niveau des performances.</text:p>
      <text:p text:style-name="P15"/>
      <text:h text:style-name="P3" text:outline-level="2"><text:soft-page-break/>annexe</text:h>
      <text:h text:style-name="P4" text:outline-level="3">l'hexadécimal</text:h>
      <text:p text:style-name="P15"><text:tab/>L'hexadécimal est juste une façon d'écrire un nombre dans une autre base numérique. Là où le binaire n'utilise que 2 caractères pour écrire chaque nombre (1011<text:span text:style-name="T15">2</text:span> = 11<text:span text:style-name="T15">10</text:span>), et le décimal utilise nos dix chiffres, l'hexadécimal utilise les 16 caractères suivants : 0,1,2,3,4,5,6,7,8,9,A,B,C,D,E,F où A représente la valeur 10, B la valeur 11 et ainsi de suite jusqu'à F qui vaut 15.</text:p>
      <text:p text:style-name="P12"><text:span text:style-name="T5">Ainsi 15543 s'écrit 3CB7</text:span></text:p>
      <text:h text:style-name="P4" text:outline-level="3"><text:span text:style-name="T16">les sous-types du type entier</text:span></text:h>
      <text:p text:style-name="P12"><text:span text:style-name="T16"><text:tab/>Il existe plusieurs types d'entiers en C permettant de préciser leur nature. On peut par exemple demander un entier </text:span><text:span text:style-name="T19">long de type </text:span><text:span text:style-name="T18">long</text:span><text:span text:style-name="T19"> ou un entier positif de type </text:span><text:span text:style-name="T18">unsigned int</text:span><text:span text:style-name="T19">. Cela permet d'éviter les erreurs de code ou d'agrandir la plage de valeurs disponible.</text:span></text:p>
      <text:h text:style-name="P4" text:outline-level="3"><text:span text:style-name="T16">Float et double</text:span></text:h>
      <text:p text:style-name="P12"><text:span text:style-name="T16"><text:tab/>Les nombres float ont une représentation complexe qui limite la plage de valeurs possibles. Un float sur 4 octets va pouvoir prendre n'importe quelle valeur entre -2**23 et 2**23 -1 (2**23 vaut environ 8 millions) plus un décalage avec des puissances de dix allant de +127 à -128. Seulement, la façon dont ils sont construits ne permettra pas d'avoir en même temps de la précision sur les nombres avant et après la virgule.</text:span></text:p>
      <text:p text:style-name="P12"><text:span text:style-name="T16">par exemple, on peut stocker dans un float 194826,2 ou </text:span><text:span text:style-name="T17">3.141653 mais pas </text:span><text:span text:style-name="T16">14276,215423.</text:span></text:p>
      <text:p text:style-name="P12"><text:span text:style-name="T16">Il faut se représenter le float comme un nombre écrit en écriture scientifique : une partie contient les chiffres significatifs et l'autre contient l'ordre de grandeur.</text:span></text:p>
      <text:p text:style-name="P12"><text:span text:style-name="T16">L'avantage du double est qu'il autorise cette précision à la fois avant et après la virgule. La contrepartie est qu'il prend plus de place en mémoire.</text:span></text:p>
      <text:p text:style-name="P12"><text:span text:style-name="T16"/></text:p>
      <text:p text:style-name="P12"><text:span text:style-name="T16"/></text:p>
      <text:p text:style-name="P12"><text:span text:style-name="T16"/></text:p>
      <text:p text:style-name="P12"><text:span text:style-name="T16"/></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8">type</text:p>
          </table:table-cell>
          <table:table-cell table:style-name="Tableau3.A1" office:value-type="string">
            <text:p text:style-name="P8">plage de valeurs</text:p>
          </table:table-cell>
          <table:table-cell table:style-name="Tableau3.C1" office:value-type="string">
            <text:p text:style-name="P8">taille mémoire</text:p>
          </table:table-cell>
        </table:table-row>
        <table:table-row>
          <table:table-cell table:style-name="Tableau3.A2" office:value-type="string">
            <text:p text:style-name="P8">int</text:p>
          </table:table-cell>
          <table:table-cell table:style-name="Tableau3.A2" office:value-type="string">
            <text:p text:style-name="P8">[-2**31,3**31 -1]</text:p>
            <text:p text:style-name="P8">2**31 ~ 2.1 milliards</text:p>
          </table:table-cell>
          <table:table-cell table:style-name="Tableau3.C2" office:value-type="string">
            <text:p text:style-name="P8">4 octets</text:p>
            <text:p text:style-name="P8">32 bits</text:p>
          </table:table-cell>
        </table:table-row>
        <table:table-row>
          <table:table-cell table:style-name="Tableau3.A2" office:value-type="string">
            <text:p text:style-name="P8">float</text:p>
          </table:table-cell>
          <table:table-cell table:style-name="Tableau3.A2" office:value-type="string">
            <text:p text:style-name="P8">chiffres significatifs : [-2**23,2**23 -1]</text:p>
            <text:p text:style-name="P8">ordre de grandeur : [-2**7, 2**7 -1]</text:p>
            <text:p text:style-name="P8"><text:span text:style-name="T2">2**23 ~ 8 millions,</text:span></text:p>
            <text:p text:style-name="P8"><text:span text:style-name="T2">2**7 ~ 128</text:span></text:p>
          </table:table-cell>
          <table:table-cell table:style-name="Tableau3.C2" office:value-type="string">
            <text:p text:style-name="P8">4 octets</text:p>
            <text:p text:style-name="P8">32 bits</text:p>
          </table:table-cell>
        </table:table-row>
        <table:table-row>
          <table:table-cell table:style-name="Tableau3.A2" office:value-type="string">
            <text:p text:style-name="P8">uint</text:p>
          </table:table-cell>
          <table:table-cell table:style-name="Tableau3.A2" office:value-type="string">
            <text:p text:style-name="P8">[0,2**32]</text:p>
            <text:p text:style-name="P8">2**32 ~ 4.3 milliards</text:p>
          </table:table-cell>
          <table:table-cell table:style-name="Tableau3.C2" office:value-type="string">
            <text:p text:style-name="P8">4 octets</text:p>
            <text:p text:style-name="P8">32 bits</text:p>
          </table:table-cell>
        </table:table-row>
        <table:table-row>
          <table:table-cell table:style-name="Tableau3.A2" office:value-type="string">
            <text:p text:style-name="P8">long</text:p>
          </table:table-cell>
          <table:table-cell table:style-name="Tableau3.A2" office:value-type="string">
            <text:p text:style-name="P8">[-2**63, 2**63-1]</text:p>
            <text:p text:style-name="P8">2**63 ~ <text:s/>10 ** 19</text:p>
          </table:table-cell>
          <table:table-cell table:style-name="Tableau3.C2" office:value-type="string">
            <text:p text:style-name="P8">8 octets</text:p>
            <text:p text:style-name="P8">64 bits</text:p>
          </table:table-cell>
        </table:table-row>
      </table:table>
      <text:p text:style-name="P12"/>
      <text:p text:style-name="P12">Extrait de la table UTF-8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9">Unicode code point</text:p>
          </table:table-cell>
          <table:table-cell table:style-name="Tableau4.A1" office:value-type="string">
            <text:p text:style-name="P9">character</text:p>
          </table:table-cell>
          <table:table-cell table:style-name="Tableau4.A1" office:value-type="string">
            <text:p text:style-name="P9">Hexadecimal value</text:p>
          </table:table-cell>
          <table:table-cell table:style-name="Tableau4.A1" office:value-type="string">
            <text:p text:style-name="P9">description</text:p>
          </table:table-cell>
        </table:table-row>
        <table:table-row>
          <table:table-cell table:style-name="Tableau4.A2" office:value-type="string">
            <text:p text:style-name="P9">U+0030</text:p>
          </table:table-cell>
          <table:table-cell table:style-name="Tableau4.A2" office:value-type="string">
            <text:p text:style-name="P9">0</text:p>
          </table:table-cell>
          <table:table-cell table:style-name="Tableau4.A2" office:value-type="string">
            <text:p text:style-name="P9">30</text:p>
          </table:table-cell>
          <table:table-cell table:style-name="Tableau4.A2" office:value-type="string">
            <text:p text:style-name="P9">DIGIT ZERO</text:p>
          </table:table-cell>
        </table:table-row>
        <table:table-row>
          <table:table-cell table:style-name="Tableau4.A2" office:value-type="string">
            <text:p text:style-name="P9">U+0031</text:p>
          </table:table-cell>
          <table:table-cell table:style-name="Tableau4.A2" office:value-type="string">
            <text:p text:style-name="P9">1</text:p>
          </table:table-cell>
          <table:table-cell table:style-name="Tableau4.A2" office:value-type="string">
            <text:p text:style-name="P9">31</text:p>
          </table:table-cell>
          <table:table-cell table:style-name="Tableau4.A2" office:value-type="string">
            <text:p text:style-name="P9">DIGIT ONE</text:p>
          </table:table-cell>
        </table:table-row>
        <table:table-row>
          <table:table-cell table:style-name="Tableau4.A2" office:value-type="string">
            <text:p text:style-name="P9">U+0032</text:p>
          </table:table-cell>
          <table:table-cell table:style-name="Tableau4.A2" office:value-type="string">
            <text:p text:style-name="P9">2</text:p>
          </table:table-cell>
          <table:table-cell table:style-name="Tableau4.A2" office:value-type="string">
            <text:p text:style-name="P9">32</text:p>
          </table:table-cell>
          <table:table-cell table:style-name="Tableau4.A2" office:value-type="string">
            <text:p text:style-name="P9">DIGIT TWO</text:p>
          </table:table-cell>
        </table:table-row>
        <table:table-row>
          <table:table-cell table:style-name="Tableau4.A2" office:value-type="string">
            <text:p text:style-name="P9">U+0033</text:p>
          </table:table-cell>
          <table:table-cell table:style-name="Tableau4.A2" office:value-type="string">
            <text:p text:style-name="P9">3</text:p>
          </table:table-cell>
          <table:table-cell table:style-name="Tableau4.A2" office:value-type="string">
            <text:p text:style-name="P9">33</text:p>
          </table:table-cell>
          <table:table-cell table:style-name="Tableau4.A2" office:value-type="string">
            <text:p text:style-name="P9">DIGIT THREE</text:p>
          </table:table-cell>
        </table:table-row>
        <table:table-row>
          <table:table-cell table:style-name="Tableau4.A2" office:value-type="string">
            <text:p text:style-name="P9">U+0034</text:p>
          </table:table-cell>
          <table:table-cell table:style-name="Tableau4.A2" office:value-type="string">
            <text:p text:style-name="P9">4</text:p>
          </table:table-cell>
          <table:table-cell table:style-name="Tableau4.A2" office:value-type="string">
            <text:p text:style-name="P9">34</text:p>
          </table:table-cell>
          <table:table-cell table:style-name="Tableau4.A2" office:value-type="string">
            <text:p text:style-name="P9">DIGIT FOUR</text:p>
          </table:table-cell>
        </table:table-row>
        <table:table-row>
          <table:table-cell table:style-name="Tableau4.A2" office:value-type="string">
            <text:p text:style-name="P9">U+0035</text:p>
          </table:table-cell>
          <table:table-cell table:style-name="Tableau4.A2" office:value-type="string">
            <text:p text:style-name="P9">5</text:p>
          </table:table-cell>
          <table:table-cell table:style-name="Tableau4.A2" office:value-type="string">
            <text:p text:style-name="P9">35</text:p>
          </table:table-cell>
          <table:table-cell table:style-name="Tableau4.A2" office:value-type="string">
            <text:p text:style-name="P9">DIGIT FIVE</text:p>
          </table:table-cell>
        </table:table-row>
        <table:table-row>
          <table:table-cell table:style-name="Tableau4.A2" office:value-type="string">
            <text:p text:style-name="P9">U+0036</text:p>
          </table:table-cell>
          <table:table-cell table:style-name="Tableau4.A2" office:value-type="string">
            <text:p text:style-name="P9">6</text:p>
          </table:table-cell>
          <table:table-cell table:style-name="Tableau4.A2" office:value-type="string">
            <text:p text:style-name="P9">36</text:p>
          </table:table-cell>
          <table:table-cell table:style-name="Tableau4.A2" office:value-type="string">
            <text:p text:style-name="P9">DIGIT SIX</text:p>
          </table:table-cell>
        </table:table-row>
        <table:table-row>
          <table:table-cell table:style-name="Tableau4.A2" office:value-type="string">
            <text:p text:style-name="P9">U+0037</text:p>
          </table:table-cell>
          <table:table-cell table:style-name="Tableau4.A2" office:value-type="string">
            <text:p text:style-name="P9">7</text:p>
          </table:table-cell>
          <table:table-cell table:style-name="Tableau4.A2" office:value-type="string">
            <text:p text:style-name="P9">37</text:p>
          </table:table-cell>
          <table:table-cell table:style-name="Tableau4.A2" office:value-type="string">
            <text:p text:style-name="P9">DIGIT SEVEN</text:p>
          </table:table-cell>
        </table:table-row>
        <table:table-row>
          <table:table-cell table:style-name="Tableau4.A2" office:value-type="string">
            <text:p text:style-name="P9">U+0038</text:p>
          </table:table-cell>
          <table:table-cell table:style-name="Tableau4.A2" office:value-type="string">
            <text:p text:style-name="P9">8</text:p>
          </table:table-cell>
          <table:table-cell table:style-name="Tableau4.A2" office:value-type="string">
            <text:p text:style-name="P9">38</text:p>
          </table:table-cell>
          <table:table-cell table:style-name="Tableau4.A2" office:value-type="string">
            <text:p text:style-name="P9">DIGIT EIGHT</text:p>
          </table:table-cell>
        </table:table-row>
        <table:table-row>
          <table:table-cell table:style-name="Tableau4.A2" office:value-type="string">
            <text:p text:style-name="P9">U+0039</text:p>
          </table:table-cell>
          <table:table-cell table:style-name="Tableau4.A2" office:value-type="string">
            <text:p text:style-name="P9">9</text:p>
          </table:table-cell>
          <table:table-cell table:style-name="Tableau4.A2" office:value-type="string">
            <text:p text:style-name="P9">39</text:p>
          </table:table-cell>
          <table:table-cell table:style-name="Tableau4.A2" office:value-type="string">
            <text:p text:style-name="P9">DIGIT NINE</text:p>
          </table:table-cell>
        </table:table-row>
        <table:table-row>
          <table:table-cell table:style-name="Tableau4.A2" office:value-type="string">
            <text:p text:style-name="P9">U+003A</text:p>
          </table:table-cell>
          <table:table-cell table:style-name="Tableau4.A2" office:value-type="string">
            <text:p text:style-name="P9">:</text:p>
          </table:table-cell>
          <table:table-cell table:style-name="Tableau4.A2" office:value-type="string">
            <text:p text:style-name="P9">3a</text:p>
          </table:table-cell>
          <table:table-cell table:style-name="Tableau4.A2" office:value-type="string">
            <text:p text:style-name="P9">COLON</text:p>
          </table:table-cell>
        </table:table-row>
        <table:table-row>
          <table:table-cell table:style-name="Tableau4.A2" office:value-type="string">
            <text:p text:style-name="P9">U+003B</text:p>
          </table:table-cell>
          <table:table-cell table:style-name="Tableau4.A2" office:value-type="string">
            <text:p text:style-name="P9">;</text:p>
          </table:table-cell>
          <table:table-cell table:style-name="Tableau4.A2" office:value-type="string">
            <text:p text:style-name="P9">3b</text:p>
          </table:table-cell>
          <table:table-cell table:style-name="Tableau4.A2" office:value-type="string">
            <text:p text:style-name="P9">SEMICOLON</text:p>
          </table:table-cell>
        </table:table-row>
        <table:table-row>
          <table:table-cell table:style-name="Tableau4.A2" office:value-type="string">
            <text:p text:style-name="P9">U+003C</text:p>
          </table:table-cell>
          <table:table-cell table:style-name="Tableau4.A2" office:value-type="string">
            <text:p text:style-name="P9">&lt;</text:p>
          </table:table-cell>
          <table:table-cell table:style-name="Tableau4.A2" office:value-type="string">
            <text:p text:style-name="P9">3c</text:p>
          </table:table-cell>
          <table:table-cell table:style-name="Tableau4.A2" office:value-type="string">
            <text:p text:style-name="P9">LESS-THAN SIGN</text:p>
          </table:table-cell>
        </table:table-row>
        <table:table-row>
          <table:table-cell table:style-name="Tableau4.A2" office:value-type="string">
            <text:p text:style-name="P9">U+003D</text:p>
          </table:table-cell>
          <table:table-cell table:style-name="Tableau4.A2" office:value-type="string">
            <text:p text:style-name="P9">=</text:p>
          </table:table-cell>
          <table:table-cell table:style-name="Tableau4.A2" office:value-type="string">
            <text:p text:style-name="P9">3d</text:p>
          </table:table-cell>
          <table:table-cell table:style-name="Tableau4.A2" office:value-type="string">
            <text:p text:style-name="P9">EQUALS SIGN</text:p>
          </table:table-cell>
        </table:table-row>
        <table:table-row>
          <table:table-cell table:style-name="Tableau4.A2" office:value-type="string">
            <text:p text:style-name="P9">U+003E</text:p>
          </table:table-cell>
          <table:table-cell table:style-name="Tableau4.A2" office:value-type="string">
            <text:p text:style-name="P9">&gt;</text:p>
          </table:table-cell>
          <table:table-cell table:style-name="Tableau4.A2" office:value-type="string">
            <text:p text:style-name="P9">3e</text:p>
          </table:table-cell>
          <table:table-cell table:style-name="Tableau4.A2" office:value-type="string">
            <text:p text:style-name="P9">GREATER-THAN SIGN</text:p>
          </table:table-cell>
        </table:table-row>
        <table:table-row>
          <table:table-cell table:style-name="Tableau4.A2" office:value-type="string">
            <text:p text:style-name="P9">U+003F</text:p>
          </table:table-cell>
          <table:table-cell table:style-name="Tableau4.A2" office:value-type="string">
            <text:p text:style-name="P9">?</text:p>
          </table:table-cell>
          <table:table-cell table:style-name="Tableau4.A2" office:value-type="string">
            <text:p text:style-name="P9">3f</text:p>
          </table:table-cell>
          <table:table-cell table:style-name="Tableau4.A2" office:value-type="string">
            <text:p text:style-name="P9">QUESTION MARK</text:p>
          </table:table-cell>
        </table:table-row>
        <table:table-row>
          <table:table-cell table:style-name="Tableau4.A2" office:value-type="string">
            <text:p text:style-name="P9">U+0040</text:p>
          </table:table-cell>
          <table:table-cell table:style-name="Tableau4.A2" office:value-type="string">
            <text:p text:style-name="P9">@</text:p>
          </table:table-cell>
          <table:table-cell table:style-name="Tableau4.A2" office:value-type="string">
            <text:p text:style-name="P9">40</text:p>
          </table:table-cell>
          <table:table-cell table:style-name="Tableau4.A2" office:value-type="string">
            <text:p text:style-name="P9">COMMERCIAL AT</text:p>
          </table:table-cell>
        </table:table-row>
        <table:table-row>
          <table:table-cell table:style-name="Tableau4.A2" office:value-type="string">
            <text:p text:style-name="P9">U+0041</text:p>
          </table:table-cell>
          <table:table-cell table:style-name="Tableau4.A2" office:value-type="string">
            <text:p text:style-name="P9">A</text:p>
          </table:table-cell>
          <table:table-cell table:style-name="Tableau4.A2" office:value-type="string">
            <text:p text:style-name="P9">41</text:p>
          </table:table-cell>
          <table:table-cell table:style-name="Tableau4.A2" office:value-type="string">
            <text:p text:style-name="P9">LATIN CAPITAL LETTER A</text:p>
          </table:table-cell>
        </table:table-row>
        <table:table-row>
          <table:table-cell table:style-name="Tableau4.A2" office:value-type="string">
            <text:p text:style-name="P9">U+0042</text:p>
          </table:table-cell>
          <table:table-cell table:style-name="Tableau4.A2" office:value-type="string">
            <text:p text:style-name="P9">B</text:p>
          </table:table-cell>
          <table:table-cell table:style-name="Tableau4.A2" office:value-type="string">
            <text:p text:style-name="P9">42</text:p>
          </table:table-cell>
          <table:table-cell table:style-name="Tableau4.A2" office:value-type="string">
            <text:p text:style-name="P9">LATIN CAPITAL LETTER B</text:p>
          </table:table-cell>
        </table:table-row>
        <table:table-row>
          <table:table-cell table:style-name="Tableau4.A2" office:value-type="string">
            <text:p text:style-name="P9">U+0043</text:p>
          </table:table-cell>
          <table:table-cell table:style-name="Tableau4.A2" office:value-type="string">
            <text:p text:style-name="P9">C</text:p>
          </table:table-cell>
          <table:table-cell table:style-name="Tableau4.A2" office:value-type="string">
            <text:p text:style-name="P9">43</text:p>
          </table:table-cell>
          <table:table-cell table:style-name="Tableau4.A2" office:value-type="string">
            <text:p text:style-name="P9">LATIN CAPITAL LETTER C</text:p>
          </table:table-cell>
        </table:table-row>
        <table:table-row>
          <table:table-cell table:style-name="Tableau4.A2" office:value-type="string">
            <text:p text:style-name="P9">U+0044</text:p>
          </table:table-cell>
          <table:table-cell table:style-name="Tableau4.A2" office:value-type="string">
            <text:p text:style-name="P9">D</text:p>
          </table:table-cell>
          <table:table-cell table:style-name="Tableau4.A2" office:value-type="string">
            <text:p text:style-name="P9">44</text:p>
          </table:table-cell>
          <table:table-cell table:style-name="Tableau4.A2" office:value-type="string">
            <text:p text:style-name="P9">LATIN CAPITAL LETTER D</text:p>
          </table:table-cell>
        </table:table-row>
        <table:table-row>
          <table:table-cell table:style-name="Tableau4.A2" office:value-type="string">
            <text:p text:style-name="P9">U+0045</text:p>
          </table:table-cell>
          <table:table-cell table:style-name="Tableau4.A2" office:value-type="string">
            <text:p text:style-name="P9">E</text:p>
          </table:table-cell>
          <table:table-cell table:style-name="Tableau4.A2" office:value-type="string">
            <text:p text:style-name="P9">45</text:p>
          </table:table-cell>
          <table:table-cell table:style-name="Tableau4.A2" office:value-type="string">
            <text:p text:style-name="P9">LATIN CAPITAL LETTER E</text:p>
          </table:table-cell>
        </table:table-row>
        <table:table-row>
          <table:table-cell table:style-name="Tableau4.A2" office:value-type="string">
            <text:p text:style-name="P9">U+0046</text:p>
          </table:table-cell>
          <table:table-cell table:style-name="Tableau4.A2" office:value-type="string">
            <text:p text:style-name="P9">F</text:p>
          </table:table-cell>
          <table:table-cell table:style-name="Tableau4.A2" office:value-type="string">
            <text:p text:style-name="P9">46</text:p>
          </table:table-cell>
          <table:table-cell table:style-name="Tableau4.A2" office:value-type="string">
            <text:p text:style-name="P9">LATIN CAPITAL LETTER F</text:p>
          </table:table-cell>
        </table:table-row>
        <table:table-row>
          <table:table-cell table:style-name="Tableau4.A2" office:value-type="string">
            <text:p text:style-name="P9">U+0047</text:p>
          </table:table-cell>
          <table:table-cell table:style-name="Tableau4.A2" office:value-type="string">
            <text:p text:style-name="P9">G</text:p>
          </table:table-cell>
          <table:table-cell table:style-name="Tableau4.A2" office:value-type="string">
            <text:p text:style-name="P9">47</text:p>
          </table:table-cell>
          <table:table-cell table:style-name="Tableau4.A2" office:value-type="string">
            <text:p text:style-name="P9">LATIN CAPITAL LETTER G</text:p>
          </table:table-cell>
        </table:table-row>
        <table:table-row>
          <table:table-cell table:style-name="Tableau4.A2" office:value-type="string">
            <text:p text:style-name="P9">U+0048</text:p>
          </table:table-cell>
          <table:table-cell table:style-name="Tableau4.A2" office:value-type="string">
            <text:p text:style-name="P9">H</text:p>
          </table:table-cell>
          <table:table-cell table:style-name="Tableau4.A2" office:value-type="string">
            <text:p text:style-name="P9">48</text:p>
          </table:table-cell>
          <table:table-cell table:style-name="Tableau4.A2" office:value-type="string">
            <text:p text:style-name="P9">LATIN CAPITAL LETTER H</text:p>
          </table:table-cell>
        </table:table-row>
        <table:table-row>
          <table:table-cell table:style-name="Tableau4.A2" office:value-type="string">
            <text:p text:style-name="P9">U+0049</text:p>
          </table:table-cell>
          <table:table-cell table:style-name="Tableau4.A2" office:value-type="string">
            <text:p text:style-name="P9">I</text:p>
          </table:table-cell>
          <table:table-cell table:style-name="Tableau4.A2" office:value-type="string">
            <text:p text:style-name="P9">49</text:p>
          </table:table-cell>
          <table:table-cell table:style-name="Tableau4.A2" office:value-type="string">
            <text:p text:style-name="P9">LATIN CAPITAL LETTER I</text:p>
          </table:table-cell>
        </table:table-row>
      </table:table>
      <text:p text:style-name="P16">source : <text:s/><text:a xlink:type="simple" xlink:href="https://www.utf8-chartable.de/" text:style-name="Internet_20_link" text:visited-style-name="Visited_20_Internet_20_Link">https://www.utf8-chartable.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HelveticaNeue, Roboto, Arial, sans-serif"/>
    <style:font-face style:name="Courier New" svg:font-family="'Courier New', Courier, monospace"/>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font-size="15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1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6pt" style:text-underline-style="solid" style:text-underline-width="auto" style:text-underline-color="font-color"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tête" style:family="paragraph" style:parent-style-name="Standard" style:class="text">
      <style:paragraph-properties fo:text-align="center" style:justify-single-word="false"/>
      <style:text-properties fo:font-size="20pt" fo:font-weight="bold" style:font-size-asian="20pt" style:font-weight-asian="bold" style:font-size-complex="20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font-size="2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ulien Crambes</text:p>
      </style:header>
      <style:footer>
        <text:p text:style-name="MP2"><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Crambes</meta:initial-creator>
    <meta:creation-date>2020-12-16T18:05:27.53</meta:creation-date>
    <dc:date>2020-12-17T14:28:00.79</dc:date>
    <dc:creator>Julien Crambes</dc:creator>
    <meta:editing-duration>PT5H56M37S</meta:editing-duration>
    <meta:editing-cycles>44</meta:editing-cycles>
    <meta:generator>OpenOffice/4.1.7$Win32 OpenOffice.org_project/417m1$Build-9800</meta:generator>
    <meta:document-statistic meta:table-count="4" meta:image-count="0" meta:object-count="0" meta:page-count="10" meta:paragraph-count="235" meta:word-count="2375" meta:character-count="13869"/>
  </office:meta>
</office:document-meta>
</file>